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Otsikko1" style:master-page-name="MP0" style:family="paragraph">
      <style:paragraph-properties fo:break-before="page"/>
    </style:style>
    <style:style style:name="P2" style:parent-style-name="Sisluet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" style:parent-style-name="Sisluet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4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5" style:parent-style-name="Sisluet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6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7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8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9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10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11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12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13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14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15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16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17" style:parent-style-name="Sisluet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8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19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20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21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22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23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24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25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26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27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28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29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30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31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32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33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34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35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36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37" style:parent-style-name="Sisluet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38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39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40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41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42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43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44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45" style:parent-style-name="Sisluet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46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47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48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49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50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51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52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53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54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55" style:parent-style-name="Sisluet2" style:family="paragraph">
      <style:paragraph-properties>
        <style:tab-stops>
          <style:tab-stop style:type="left" style:position="0.5138in"/>
          <style:tab-stop style:type="right" style:leader-style="dotted" style:leader-text="." style:position="6.5333in"/>
        </style:tab-stops>
      </style:paragraph-properties>
    </style:style>
    <style:style style:name="T56" style:parent-style-name="Kappaleenoletusfontti" style:family="text">
      <style:text-properties style:font-name-asian="Times New Roman" fo:font-size="12pt" style:font-size-asian="12pt" style:font-size-complex="12pt" style:language-asian="fi" style:country-asian="FI"/>
    </style:style>
    <style:style style:name="P57" style:parent-style-name="Luettelokappale" style:list-style-name="LFO3" style:family="paragraph"/>
    <style:style style:name="P58" style:parent-style-name="Luettelokappale" style:list-style-name="LFO3" style:family="paragraph"/>
    <style:style style:name="P59" style:parent-style-name="Luettelokappale" style:list-style-name="LFO3" style:family="paragraph"/>
    <style:style style:name="P60" style:parent-style-name="Luettelokappale" style:list-style-name="LFO3" style:family="paragraph"/>
    <style:style style:name="P61" style:parent-style-name="Luettelokappale" style:list-style-name="LFO3" style:family="paragraph"/>
    <style:style style:name="P62" style:parent-style-name="Luettelokappale" style:list-style-name="LFO3" style:family="paragraph"/>
    <style:style style:name="P63" style:parent-style-name="Luettelokappale" style:list-style-name="LFO1" style:family="paragraph"/>
    <style:style style:name="P64" style:parent-style-name="Luettelokappale" style:list-style-name="LFO1" style:family="paragraph"/>
    <style:style style:name="P65" style:parent-style-name="Luettelokappale" style:list-style-name="LFO1" style:family="paragraph"/>
    <style:style style:name="P66" style:parent-style-name="Luettelokappale" style:list-style-name="LFO1" style:family="paragraph"/>
    <style:style style:name="P67" style:parent-style-name="Luettelokappale" style:list-style-name="LFO1" style:family="paragraph"/>
    <style:style style:name="P68" style:parent-style-name="Luettelokappale" style:list-style-name="LFO1" style:family="paragraph"/>
    <style:style style:name="P69" style:parent-style-name="Luettelokappale" style:list-style-name="LFO1" style:family="paragraph"/>
    <style:style style:name="P70" style:parent-style-name="Luettelokappale" style:list-style-name="LFO1" style:family="paragraph"/>
    <style:style style:name="P71" style:parent-style-name="Luettelokappale" style:list-style-name="LFO1" style:family="paragraph"/>
    <style:style style:name="P72" style:parent-style-name="Luettelokappale" style:list-style-name="LFO1" style:family="paragraph"/>
    <style:style style:name="P73" style:parent-style-name="Luettelokappale" style:list-style-name="LFO1" style:family="paragraph"/>
    <style:style style:name="P74" style:parent-style-name="Luettelokappale" style:list-style-name="LFO2" style:family="paragraph"/>
    <style:style style:name="P75" style:parent-style-name="Luettelokappale" style:list-style-name="LFO2" style:family="paragraph"/>
    <style:style style:name="P76" style:parent-style-name="Luettelokappale" style:list-style-name="LFO2" style:family="paragraph"/>
    <style:style style:name="P77" style:parent-style-name="Luettelokappale" style:list-style-name="LFO2" style:family="paragraph"/>
    <style:style style:name="P78" style:parent-style-name="Normaali" style:family="paragraph">
      <style:paragraph-properties fo:margin-left="0.25in">
        <style:tab-stops/>
      </style:paragraph-properties>
    </style:style>
    <style:style style:name="P79" style:parent-style-name="Normaali" style:family="paragraph">
      <style:paragraph-properties fo:margin-left="0.25in">
        <style:tab-stops/>
      </style:paragraph-properties>
    </style:style>
    <style:style style:name="P80" style:parent-style-name="Normaali" style:family="paragraph">
      <style:paragraph-properties fo:margin-left="0.25in">
        <style:tab-stops/>
      </style:paragraph-properties>
    </style:style>
    <style:style style:name="P81" style:parent-style-name="Normaali" style:family="paragraph">
      <style:paragraph-properties fo:margin-left="0.25in">
        <style:tab-stops/>
      </style:paragraph-properties>
    </style:style>
    <style:style style:name="P82" style:parent-style-name="Otsikko3" style:family="paragraph">
      <style:paragraph-properties fo:margin-left="0.3937in">
        <style:tab-stops/>
      </style:paragraph-properties>
    </style:style>
    <style:style style:name="P83" style:parent-style-name="Normaali" style:family="paragraph">
      <style:paragraph-properties fo:margin-left="0.3937in">
        <style:tab-stops/>
      </style:paragraph-properties>
    </style:style>
    <style:style style:name="P84" style:parent-style-name="Eiväliä" style:family="paragraph">
      <style:paragraph-properties fo:margin-left="0.3937in">
        <style:tab-stops/>
      </style:paragraph-properties>
    </style:style>
    <style:style style:name="P85" style:parent-style-name="Eiväliä" style:family="paragraph">
      <style:paragraph-properties fo:margin-left="0.3937in">
        <style:tab-stops/>
      </style:paragraph-properties>
    </style:style>
    <style:style style:name="P86" style:parent-style-name="Eiväliä" style:family="paragraph">
      <style:paragraph-properties fo:margin-left="0.3937in">
        <style:tab-stops/>
      </style:paragraph-properties>
    </style:style>
    <style:style style:name="P87" style:parent-style-name="Normaali" style:family="paragraph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<text:bookmark-start text:name="_Toc215058605"/><text:bookmark-start text:name="_Toc215058783"/>Projektisuunnitelman mallipohja<text:bookmark-end text:name="_Toc215058605"/><text:bookmark-end text:name="_Toc215058783"/></text:h>
      <text:p text:style-name="Sisällysluettelonotsikko">Sisällys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Sisluet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isluet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15058783" office:target-frame-name="_top" xlink:show="replace"><text:span text:style-name="Hyperlinkki">Projektisuunnitelman mallipohja</text:span><text:tab/>1</text:a></text:p>
          <text:p text:style-name="P3"><text:a xlink:href="#_Toc215058784" office:target-frame-name="_top" xlink:show="replace"><text:span text:style-name="Hyperlinkki">1.</text:span><text:span text:style-name="T4"><text:tab/></text:span><text:span text:style-name="Hyperlinkki">Projekti</text:span><text:tab/>2</text:a></text:p>
          <text:p text:style-name="P5"><text:a xlink:href="#_Toc215058785" office:target-frame-name="_top" xlink:show="replace"><text:span text:style-name="Hyperlinkki">2.</text:span><text:span text:style-name="T6"><text:tab/></text:span><text:span text:style-name="Hyperlinkki">Projektin määrittely</text:span><text:tab/>2</text:a></text:p>
          <text:p text:style-name="P7"><text:a xlink:href="#_Toc215058786" office:target-frame-name="_top" xlink:show="replace"><text:span text:style-name="Hyperlinkki">2.1.</text:span><text:span text:style-name="T8"><text:tab/></text:span><text:span text:style-name="Hyperlinkki">Tausta ja yleisten asioiden esittely</text:span><text:tab/>2</text:a></text:p>
          <text:p text:style-name="P9"><text:a xlink:href="#_Toc215058787" office:target-frame-name="_top" xlink:show="replace"><text:span text:style-name="Hyperlinkki">2.2.</text:span><text:span text:style-name="T10"><text:tab/></text:span><text:span text:style-name="Hyperlinkki">Tavoitteet ja tehtävät</text:span><text:tab/>2</text:a></text:p>
          <text:p text:style-name="P11"><text:a xlink:href="#_Toc215058788" office:target-frame-name="_top" xlink:show="replace"><text:span text:style-name="Hyperlinkki">2.3.</text:span><text:span text:style-name="T12"><text:tab/></text:span><text:span text:style-name="Hyperlinkki">Rajaukset</text:span><text:tab/>2</text:a></text:p>
          <text:p text:style-name="P13"><text:a xlink:href="#_Toc215058789" office:target-frame-name="_top" xlink:show="replace"><text:span text:style-name="Hyperlinkki">2.4.</text:span><text:span text:style-name="T14"><text:tab/></text:span><text:span text:style-name="Hyperlinkki">Termit ja määritelmät</text:span><text:tab/>2</text:a></text:p>
          <text:p text:style-name="P15"><text:a xlink:href="#_Toc215058790" office:target-frame-name="_top" xlink:show="replace"><text:span text:style-name="Hyperlinkki">2.5.</text:span><text:span text:style-name="T16"><text:tab/></text:span><text:span text:style-name="Hyperlinkki">Projektiin liittyvät haasteet</text:span><text:tab/>3</text:a></text:p>
          <text:p text:style-name="P17"><text:a xlink:href="#_Toc215058791" office:target-frame-name="_top" xlink:show="replace"><text:span text:style-name="Hyperlinkki">3.</text:span><text:span text:style-name="T18"><text:tab/></text:span><text:span text:style-name="Hyperlinkki">Projektin tiedot</text:span><text:tab/>3</text:a></text:p>
          <text:p text:style-name="P19"><text:a xlink:href="#_Toc215058792" office:target-frame-name="_top" xlink:show="replace"><text:span text:style-name="Hyperlinkki">3.1.</text:span><text:span text:style-name="T20"><text:tab/></text:span><text:span text:style-name="Hyperlinkki">Projektin organisaatio</text:span><text:tab/>3</text:a></text:p>
          <text:p text:style-name="P21"><text:a xlink:href="#_Toc215058793" office:target-frame-name="_top" xlink:show="replace"><text:span text:style-name="Hyperlinkki">3.2.</text:span><text:span text:style-name="T22"><text:tab/></text:span><text:span text:style-name="Hyperlinkki">Projektin vaiheet ja tavoitteet</text:span><text:tab/>3</text:a></text:p>
          <text:p text:style-name="P23"><text:a xlink:href="#_Toc215058794" office:target-frame-name="_top" xlink:show="replace"><text:span text:style-name="Hyperlinkki">3.3.</text:span><text:span text:style-name="T24"><text:tab/></text:span><text:span text:style-name="Hyperlinkki">Vastuut ja projektin johtaminen</text:span><text:tab/>3</text:a></text:p>
          <text:p text:style-name="P25"><text:a xlink:href="#_Toc215058795" office:target-frame-name="_top" xlink:show="replace"><text:span text:style-name="Hyperlinkki">3.4.</text:span><text:span text:style-name="T26"><text:tab/></text:span><text:span text:style-name="Hyperlinkki">Laadun varmistus</text:span><text:tab/>3</text:a></text:p>
          <text:p text:style-name="P27"><text:a xlink:href="#_Toc215058796" office:target-frame-name="_top" xlink:show="replace"><text:span text:style-name="Hyperlinkki">3.5.</text:span><text:span text:style-name="T28"><text:tab/></text:span><text:span text:style-name="Hyperlinkki">Projektin seuranta</text:span><text:tab/>4</text:a></text:p>
          <text:p text:style-name="P29"><text:a xlink:href="#_Toc215058797" office:target-frame-name="_top" xlink:show="replace"><text:span text:style-name="Hyperlinkki">3.6.</text:span><text:span text:style-name="T30"><text:tab/></text:span><text:span text:style-name="Hyperlinkki">Dokumentointi</text:span><text:tab/>4</text:a></text:p>
          <text:p text:style-name="P31"><text:a xlink:href="#_Toc215058798" office:target-frame-name="_top" xlink:show="replace"><text:span text:style-name="Hyperlinkki">3.7.</text:span><text:span text:style-name="T32"><text:tab/></text:span><text:span text:style-name="Hyperlinkki">Projektin päättyminen</text:span><text:tab/>4</text:a></text:p>
          <text:p text:style-name="P33"><text:a xlink:href="#_Toc215058799" office:target-frame-name="_top" xlink:show="replace"><text:span text:style-name="Hyperlinkki">3.8.</text:span><text:span text:style-name="T34"><text:tab/></text:span><text:span text:style-name="Hyperlinkki">Suunnitelmien tarkistus- ja päivitysajankohdat</text:span><text:tab/>4</text:a></text:p>
          <text:p text:style-name="P35"><text:a xlink:href="#_Toc215058800" office:target-frame-name="_top" xlink:show="replace"><text:span text:style-name="Hyperlinkki">3.9.</text:span><text:span text:style-name="T36"><text:tab/></text:span><text:span text:style-name="Hyperlinkki">Projektin keskeyttäminen</text:span><text:tab/>4</text:a></text:p>
          <text:p text:style-name="P37"><text:a xlink:href="#_Toc215058801" office:target-frame-name="_top" xlink:show="replace"><text:span text:style-name="Hyperlinkki">4.</text:span><text:span text:style-name="T38"><text:tab/></text:span><text:span text:style-name="Hyperlinkki">Toteutusvaihe</text:span><text:tab/>4</text:a></text:p>
          <text:p text:style-name="P39"><text:a xlink:href="#_Toc215058802" office:target-frame-name="_top" xlink:show="replace"><text:span text:style-name="Hyperlinkki">4.1.</text:span><text:span text:style-name="T40"><text:tab/></text:span><text:span text:style-name="Hyperlinkki">Projektin aikataulutus</text:span><text:tab/>4</text:a></text:p>
          <text:p text:style-name="P41"><text:a xlink:href="#_Toc215058803" office:target-frame-name="_top" xlink:show="replace"><text:span text:style-name="Hyperlinkki">4.2.</text:span><text:span text:style-name="T42"><text:tab/></text:span><text:span text:style-name="Hyperlinkki">Osittaminen ja vaiheistus</text:span><text:tab/>4</text:a></text:p>
          <text:p text:style-name="P43"><text:a xlink:href="#_Toc215058804" office:target-frame-name="_top" xlink:show="replace"><text:span text:style-name="Hyperlinkki">4.3.</text:span><text:span text:style-name="T44"><text:tab/></text:span><text:span text:style-name="Hyperlinkki">Välitavoitteet</text:span><text:tab/>5</text:a></text:p>
          <text:p text:style-name="P45"><text:a xlink:href="#_Toc215058805" office:target-frame-name="_top" xlink:show="replace"><text:span text:style-name="Hyperlinkki">5.</text:span><text:span text:style-name="T46"><text:tab/></text:span><text:span text:style-name="Hyperlinkki">Projektin päättyminen</text:span><text:tab/>5</text:a></text:p>
          <text:p text:style-name="P47"><text:a xlink:href="#_Toc215058806" office:target-frame-name="_top" xlink:show="replace"><text:span text:style-name="Hyperlinkki">5.1.</text:span><text:span text:style-name="T48"><text:tab/></text:span><text:span text:style-name="Hyperlinkki">6.1 Lopputuo</text:span><text:bookmark-start text:name="_Hlt219194854"/><text:span text:style-name="Hyperlinkki">t</text:span><text:bookmark-end text:name="_Hlt219194854"/><text:span text:style-name="Hyperlinkki">teen luovutus, käyttöönotto</text:span><text:tab/>5</text:a></text:p>
          <text:p text:style-name="P49"><text:a xlink:href="#_Toc215058807" office:target-frame-name="_top" xlink:show="replace"><text:span text:style-name="Hyperlinkki">5.2.</text:span><text:span text:style-name="T50"><text:tab/></text:span><text:span text:style-name="Hyperlinkki">Tiedostojen säilytys</text:span><text:tab/>6</text:a></text:p>
          <text:p text:style-name="P51"><text:a xlink:href="#_Toc215058808" office:target-frame-name="_top" xlink:show="replace"><text:span text:style-name="Hyperlinkki">5.3.</text:span><text:span text:style-name="T52"><text:tab/></text:span><text:span text:style-name="Hyperlinkki">Päättämispäivä</text:span><text:tab/>6</text:a></text:p>
          <text:p text:style-name="P53"><text:a xlink:href="#_Toc215058809" office:target-frame-name="_top" xlink:show="replace"><text:span text:style-name="Hyperlinkki">5.4.</text:span><text:span text:style-name="T54"><text:tab/></text:span><text:span text:style-name="Hyperlinkki">Lopetustilaisuus</text:span><text:tab/>6</text:a></text:p>
          <text:p text:style-name="P55"><text:a xlink:href="#_Toc215058810" office:target-frame-name="_top" xlink:show="replace"><text:span text:style-name="Hyperlinkki">5.5.</text:span><text:span text:style-name="T56"><text:tab/></text:span><text:span text:style-name="Hyperlinkki">Projektin lop</text:span><text:bookmark-start text:name="_Hlt219194846"/><text:bookmark-start text:name="_Hlt219194847"/><text:span text:style-name="Hyperlinkki">p</text:span><text:bookmark-end text:name="_Hlt219194846"/><text:bookmark-end text:name="_Hlt219194847"/><text:span text:style-name="Hyperlinkki">uraportti ja esitys</text:span><text:tab/>6</text:a></text:p>
        </text:index-body>
      </text:table-of-content>
      <text:p text:style-name="Normaali"/>
      <text:h text:style-name="Otsikko1" text:outline-level="1"><text:bookmark-start text:name="_Toc215058784"/><text:soft-page-break/>Projekti<text:bookmark-end text:name="_Toc215058784"/></text:h>
      <text:h text:style-name="Otsikko1" text:outline-level="1"><text:bookmark-start text:name="_Toc215058606"/><text:bookmark-start text:name="_Toc215058785"/>Projektin<text:s/>määrittely<text:bookmark-end text:name="_Toc215058606"/><text:bookmark-end text:name="_Toc215058785"/></text:h>
      <text:h text:style-name="Otsikko2" text:outline-level="2"><text:bookmark-start text:name="_Toc215058607"/><text:bookmark-start text:name="_Toc215058786"/>Tausta ja yleisten asioiden esittely<text:bookmark-end text:name="_Toc215058607"/><text:bookmark-end text:name="_Toc215058786"/></text:h>
      <text:p text:style-name="Normaali">Peli projekti kyseessä<text:s/></text:p>
      <text:h text:style-name="Otsikko2" text:outline-level="2"><text:bookmark-start text:name="_Toc215058608"/><text:bookmark-start text:name="_Toc215058787"/>Tavoitteet ja tehtävät<text:bookmark-end text:name="_Toc215058608"/><text:bookmark-end text:name="_Toc215058787"/></text:h>
      <text:p text:style-name="Normaali">Teen pelin</text:p>
      <text:h text:style-name="Otsikko2" text:outline-level="2"><text:bookmark-start text:name="_Toc215058609"/><text:bookmark-start text:name="_Toc215058788"/>Rajaukset<text:bookmark-end text:name="_Toc215058609"/><text:bookmark-end text:name="_Toc215058788"/></text:h>
      <text:p text:style-name="Normaali">Pelin grafiikat ovat huonoja</text:p>
      <text:h text:style-name="Otsikko2" text:outline-level="2"><text:bookmark-start text:name="_Toc215058610"/><text:bookmark-start text:name="_Toc215058789"/>Termit ja määritelmät<text:bookmark-end text:name="_Toc215058610"/><text:bookmark-end text:name="_Toc215058789"/></text:h>
      <text:p text:style-name="Normaali">Olen tekemässä peliä. Teen sen käyttäen c# ohjelmointikieltä ja unity pelimoottoria.<text:s/></text:p>
      <text:h text:style-name="Otsikko2" text:outline-level="2"><text:bookmark-start text:name="_Toc215058611"/><text:bookmark-start text:name="_Toc215058790"/>Projektiin liittyvät haasteet<text:bookmark-end text:name="_Toc215058611"/><text:bookmark-end text:name="_Toc215058790"/></text:h>
      <text:p text:style-name="Normaali">Jos haluat, voit miettiä projektin vahvuuksia, haasteita, mahdollisuuksia ja uhkia (SWOT-analyysi).<text:s/></text:p>
      <text:p text:style-name="Normaali">Esimerkiksi:<text:s/></text:p>
      <text:list text:style-name="LFO3" text:continue-numbering="true">
        <text:list-item>
          <text:p text:style-name="P57">Projektin valmistuminen saattaa myöhästyä, jos sairastun</text:p>
        </text:list-item>
        <text:list-item>
          <text:p text:style-name="P58">Projekti voi valmistua, vaikka kone hajoaisi, jos saan jostain vain uuden. asiat ovat gitissä</text:p>
        </text:list-item>
        <text:list-item>
          <text:p text:style-name="P59">Projektista ei tule minulle maksuaja</text:p>
        </text:list-item>
        <text:list-item>
          <text:p text:style-name="P60">Kaikki on mahdollista mutta en ehkä usko, että tällä projektilla saisi harjoittelupaikkaa</text:p>
        </text:list-item>
        <text:list-item>
          <text:p text:style-name="P61">Ei pelilläni ei tulla tekemään rahaa</text:p>
        </text:list-item>
        <text:list-item>
          <text:p text:style-name="P62">Pelillä ei ole jatkokehitystä, mutta minä voin jatkaa projektia</text:p>
        </text:list-item>
      </text:list>
      <text:h text:style-name="Otsikko1" text:outline-level="1"><text:bookmark-start text:name="_Toc215058612"/><text:bookmark-start text:name="_Toc215058791"/>Projektin<text:s/>tiedot<text:bookmark-end text:name="_Toc215058612"/><text:bookmark-end text:name="_Toc215058791"/></text:h>
      <text:h text:style-name="Otsikko2" text:outline-level="2"><text:bookmark-start text:name="_Toc215058613"/><text:bookmark-start text:name="_Toc215058792"/>Projektin<text:s/>organisaatio<text:bookmark-end text:name="_Toc215058613"/><text:bookmark-end text:name="_Toc215058792"/></text:h>
      <text:p text:style-name="Normaali">Olen projektissani yksin ja teen kaiken sitten itse<text:s/></text:p>
      <text:h text:style-name="Otsikko2" text:outline-level="2"><text:bookmark-start text:name="_Toc215058614"/><text:bookmark-start text:name="_Toc215058793"/>Projektin vaiheet ja tavoitteet<text:bookmark-end text:name="_Toc215058614"/><text:bookmark-end text:name="_Toc215058793"/></text:h>
      <text:p text:style-name="Normaali">Tämä on tärkeä osio!<text:s/></text:p>
      <text:p text:style-name="Normaali">Kerro lyhyesti, mutta mahdollisimman tarkasti seuraavista asioista. <text:s/></text:p>
      <text:list text:style-name="LFO1" text:continue-numbering="true">
        <text:list-item>
          <text:p text:style-name="P63"><text:s/>Pelissä pystyy tekemään ruokaa korteilla ja saada siitä arvosanan</text:p>
        </text:list-item>
        <text:list-item>
          <text:p text:style-name="P64">tehtävät jaettuna pienempiin päivä- ja viikkotavoitteisiin</text:p>
        </text:list-item>
        <text:list-item>
          <text:p text:style-name="P65"><text:s/>-12.1.2026 projektin aloitus (gitin luonti) ja pelin luominen<text:s/></text:p>
        </text:list-item>
        <text:list-item>
          <text:p text:style-name="P66">- 13.1 suunnittelu ja grafiikat</text:p>
        </text:list-item>
        <text:list-item>
          <text:p text:style-name="P67">- 14.1 pelin mekaniikkojen teko</text:p>
        </text:list-item>
        <text:list-item>
          <text:p text:style-name="P68">- 15.1 pelin mekaniikkojen teko</text:p>
        </text:list-item>
        <text:list-item>
          <text:p text:style-name="P69">- 16.1 pelin mekaniikkojen teko</text:p>
        </text:list-item>
        <text:list-item>
          <text:p text:style-name="P70">- 19.1 pelin julkaisu itch io ja esitys<text:s/></text:p>
        </text:list-item>
        <text:list-item>
          <text:p text:style-name="P71">Peleissä ei ole välitavoitteita.<text:s/></text:p>
        </text:list-item>
        <text:list-item>
          <text:p text:style-name="P72">Aloitin projektin 12.1.2026 ja se loppuu viimeistään 1.2.2026</text:p>
        </text:list-item>
        <text:list-item>
          <text:p text:style-name="P73">Resursseina on aika ja minä teen yksin peliä niin sekin rajoittaa vähän nopeutta</text:p>
        </text:list-item>
      </text:list>
      <text:h text:style-name="Otsikko2" text:outline-level="2"><text:bookmark-start text:name="_Toc215058615"/><text:bookmark-start text:name="_Toc215058794"/>Vastuut ja projektin johtaminen<text:bookmark-end text:name="_Toc215058615"/><text:bookmark-end text:name="_Toc215058794"/></text:h>
      <text:p text:style-name="Normaali">Päätän kaikki asiat yksin<text:s/></text:p>
      <text:h text:style-name="Otsikko2" text:outline-level="2"><text:bookmark-start text:name="_Toc215058616"/><text:bookmark-start text:name="_Toc215058795"/>Laadun varmistus<text:bookmark-end text:name="_Toc215058616"/><text:bookmark-end text:name="_Toc215058795"/></text:h>
      <text:p text:style-name="Normaali">Testaan peliäni kunnolla, jos on aikaa, niin saisin varmistettua sen laadun<text:s/></text:p>
      <text:h text:style-name="Otsikko2" text:outline-level="2"><text:bookmark-start text:name="_Toc215058617"/><text:bookmark-start text:name="_Toc215058796"/>Projektin seuranta<text:bookmark-end text:name="_Toc215058617"/><text:bookmark-end text:name="_Toc215058796"/></text:h>
      <text:p text:style-name="Normaali">Projekti tehdään etänä ja ei ole kokouksia, missä olisi pakko olla<text:s/></text:p>
      <text:h text:style-name="Otsikko2" text:outline-level="2"><text:bookmark-start text:name="_Toc215058618"/><text:bookmark-start text:name="_Toc215058797"/>Dokumentointi<text:bookmark-end text:name="_Toc215058618"/><text:bookmark-end text:name="_Toc215058797"/></text:h>
      <text:p text:style-name="Normaali">Olen vastuussa kaikista dokumenteista.</text:p>
      <text:h text:style-name="Otsikko2" text:outline-level="2"><text:bookmark-start text:name="_Toc215058619"/><text:bookmark-start text:name="_Toc215058798"/>Projektin päättyminen<text:bookmark-end text:name="_Toc215058619"/><text:bookmark-end text:name="_Toc215058798"/></text:h>
      <text:p text:style-name="Normaali">Milloin projekti loppuu, ja mitä siinä pitää ottaa huomioon.<text:s/></text:p>
      <text:list text:style-name="LFO2" text:continue-numbering="true">
        <text:list-item>
          <text:p text:style-name="P74">Peli julkaistaan itch io</text:p>
        </text:list-item>
        <text:list-item>
          <text:p text:style-name="P75">teen dokumentaatiota joka päivän lopulta miltä näyttää pelissä</text:p>
        </text:list-item>
        <text:list-item>
          <text:p text:style-name="P76">asiat ovat gitissä</text:p>
        </text:list-item>
        <text:list-item>
          <text:p text:style-name="P77">Esitys esitetään opettajalle<text:s/></text:p>
        </text:list-item>
      </text:list>
      <text:h text:style-name="Otsikko2" text:outline-level="2"><text:bookmark-start text:name="_Toc215058620"/><text:bookmark-start text:name="_Toc215058799"/>Suunnitelmien tarkistus- ja päivitysajankohdat<text:bookmark-end text:name="_Toc215058620"/><text:bookmark-end text:name="_Toc215058799"/></text:h>
      <text:p text:style-name="Normaali">Jos projektisuunnitelmaa muutetaan, tähän kohtaan kirjataan, milloin sitä on muutettu.<text:s/></text:p>
      <text:p text:style-name="Normaali">Esimerkiksi:</text:p>
      <text:p text:style-name="Normaali">2.3.2026<text:tab/>Päivitetty aikataulut. Lisätty henkilö X projektiin.<text:s/><text:line-break/>1.4.2026<text:s/><text:tab/>Päivitetty aikataulut. Asiakas halusi ominaisuuden Y mukaan.<text:s/><text:line-break/>1.5.2026<text:s/><text:tab/>Lisätty uusi testauspäivä ja muutettu loppuesityksen aikaa.<text:s/></text:p>
      <text:p text:style-name="Normaali"/>
      <text:h text:style-name="Otsikko2" text:outline-level="2"><text:bookmark-start text:name="_Toc215058621"/><text:bookmark-start text:name="_Toc215058800"/>Projektin keskeyttäminen<text:bookmark-end text:name="_Toc215058621"/><text:bookmark-end text:name="_Toc215058800"/></text:h>
      <text:p text:style-name="Normaali">Miten projekti keskeytetään. Esimerkiksi jos välitavoitteita ei saada valmiiksi, projekti keskeytyy.<text:s/></text:p>
      <text:p text:style-name="Normaali">Projekti ei tule keskeytymään paitsi, jos se ei valmistu ajan puitteissa<text:s/></text:p>
      <text:h text:style-name="Otsikko1" text:outline-level="1"><text:bookmark-start text:name="_Toc215058622"/><text:bookmark-start text:name="_Toc215058801"/>Toteutusvaihe<text:bookmark-end text:name="_Toc215058622"/><text:bookmark-end text:name="_Toc215058801"/></text:h>
      <text:h text:style-name="Otsikko2" text:outline-level="2"><text:bookmark-start text:name="_Toc215058623"/><text:bookmark-start text:name="_Toc215058802"/>Projektin aikataulutus<text:bookmark-end text:name="_Toc215058623"/><text:bookmark-end text:name="_Toc215058802"/></text:h>
      <text:p text:style-name="Normaali">Aloitus 12.1.2025<text:s/></text:p>
      <text:soft-page-break/>
      <text:p text:style-name="Normaali">Lopetus viimeistään 1.2.2026</text:p>
      <text:h text:style-name="Otsikko2" text:outline-level="2"><text:bookmark-start text:name="_Toc215058624"/><text:bookmark-start text:name="_Toc215058803"/>Osittaminen ja vaiheistus<text:bookmark-end text:name="_Toc215058624"/><text:bookmark-end text:name="_Toc215058803"/></text:h>
      <text:p text:style-name="P78">Valmistelu on 12.1.2026<text:s/></text:p>
      <text:p text:style-name="P79">Suunnittelu on 13.1.2026</text:p>
      <text:p text:style-name="P80">Toteutus on 14.11.2026- 18.1.2026</text:p>
      <text:p text:style-name="P81">Lopettaminen 20.1.2026</text:p>
      <text:h text:style-name="Otsikko2" text:outline-level="2"><text:bookmark-start text:name="_Toc215058625"/><text:bookmark-start text:name="_Toc215058804"/>Välitavoitteet<text:bookmark-end text:name="_Toc215058625"/><text:bookmark-end text:name="_Toc215058804"/></text:h>
      <text:h text:style-name="P82" text:outline-level="3"><text:bookmark-start text:name="_Toc215058626"/>Etappi 0 – Määrittely ja suunnittelu<text:bookmark-end text:name="_Toc215058626"/></text:h>
      <text:p text:style-name="P83">12.1–13.1 Määrittely ja suunnittelu</text:p>
      <text:p text:style-name="P84">19.1 Toimiva prototyyppi</text:p>
      <text:p text:style-name="P85">19.1 Testausta<text:s/></text:p>
      <text:p text:style-name="P86">20.1 Lopettaminen</text:p>
      <text:h text:style-name="Otsikko1" text:outline-level="1"><text:bookmark-start text:name="_Toc215058630"/><text:bookmark-start text:name="_Toc215058805"/>Projektin päättyminen<text:bookmark-end text:name="_Toc215058630"/><text:bookmark-end text:name="_Toc215058805"/></text:h>
      <text:p text:style-name="Normaali"/>
      <text:h text:style-name="Otsikko2" text:outline-level="2"><text:bookmark-start text:name="_Toc215058631"/><text:bookmark-start text:name="_Toc215058806"/>6.1 Lopputuotteen luovutus, käyttöönotto<text:bookmark-end text:name="_Toc215058631"/><text:bookmark-end text:name="_Toc215058806"/></text:h>
      <text:p text:style-name="Normaali">Kerro lyhyesti, miten tuote julkaistaan tai mitä sille tapahtuu.<text:s/></text:p>
      <text:p text:style-name="Normaali">Peli julkaistaan itch io sivustolle</text:p>
      <text:h text:style-name="Otsikko2" text:outline-level="2"><text:bookmark-start text:name="_Toc215058632"/><text:bookmark-start text:name="_Toc215058807"/>Tiedostojen säilytys<text:bookmark-end text:name="_Toc215058632"/><text:bookmark-end text:name="_Toc215058807"/></text:h>
      <text:p text:style-name="Normaali">Teen yksin, joten oikeudet gittiin ja projektiin jää minulle.</text:p>
      <text:h text:style-name="Otsikko2" text:outline-level="2"><text:bookmark-start text:name="_Toc215058633"/><text:bookmark-start text:name="_Toc215058808"/>Päättämispäivä<text:bookmark-end text:name="_Toc215058633"/><text:bookmark-end text:name="_Toc215058808"/></text:h>
      <text:p text:style-name="P87">Projekti päättyy viimeistään 1.2.2026, jolloin projektisopimuksen voimassaoloaika päättyy</text:p>
      <text:h text:style-name="Otsikko2" text:outline-level="2"><text:bookmark-start text:name="_Toc215058634"/><text:bookmark-start text:name="_Toc215058809"/>Lopetustilaisuus<text:bookmark-end text:name="_Toc215058634"/><text:bookmark-end text:name="_Toc215058809"/></text:h>
      <text:p text:style-name="Normaali">Projektissa ei ole loppu tilaisuutta</text:p>
      <text:h text:style-name="Otsikko2" text:outline-level="2"><text:bookmark-start text:name="_Toc215058635"/><text:bookmark-start text:name="_Toc215058810"/>Projektin loppuraportti ja esitys<text:bookmark-end text:name="_Toc215058635"/><text:bookmark-end text:name="_Toc215058810"/></text:h>
      <text:p text:style-name="Normaali">Projekti esitetään opettajalle, kun se on valmi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tsikko2" style:display-name="Otsikko 2" style:family="paragraph" style:parent-style-name="Normaali" style:next-style-name="Normaali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tsikko3" style:display-name="Otsikko 3" style:family="paragraph" style:parent-style-name="Normaali" style:next-style-name="Normaali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tsikko4" style:display-name="Otsikko 4" style:family="paragraph" style:parent-style-name="Normaali" style:next-style-name="Normaali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tsikko5" style:display-name="Otsikko 5" style:family="paragraph" style:parent-style-name="Normaali" style:next-style-name="Normaali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tsikko6" style:display-name="Otsikko 6" style:family="paragraph" style:parent-style-name="Normaali" style:next-style-name="Normaali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tsikko7" style:display-name="Otsikko 7" style:family="paragraph" style:parent-style-name="Normaali" style:next-style-name="Normaali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tsikko8" style:display-name="Otsikko 8" style:family="paragraph" style:parent-style-name="Normaali" style:next-style-name="Normaali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tsikko9" style:display-name="Otsikko 9" style:family="paragraph" style:parent-style-name="Normaali" style:next-style-name="Normaali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ali" style:display-name="Normaali" style:family="paragraph">
      <style:paragraph-properties fo:line-height="107%"/>
      <style:text-properties fo:font-size="11pt" style:font-size-asian="11pt" style:font-size-complex="11pt" fo:hyphenate="false"/>
    </style:style>
    <style:style style:name="Kappaleenoletusfontti" style:display-name="Kappaleen oletusfontti" style:family="text"/>
    <style:style style:name="Otsikko1Char" style:display-name="Otsikko 1 Char" style:family="text" style:parent-style-name="Kappaleenoletusfontti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tsikko2Char" style:display-name="Otsikko 2 Char" style:family="text" style:parent-style-name="Kappaleenoletusfontti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tsikko3Char" style:display-name="Otsikko 3 Char" style:family="text" style:parent-style-name="Kappaleenoletusfontti">
      <style:text-properties style:font-name-asian="Times New Roman" style:font-name-complex="Times New Roman" fo:color="#0F4761" fo:font-size="14pt" style:font-size-asian="14pt" style:font-size-complex="14pt"/>
    </style:style>
    <style:style style:name="Otsikko4Char" style:display-name="Otsikko 4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0F4761"/>
    </style:style>
    <style:style style:name="Otsikko5Char" style:display-name="Otsikko 5 Char" style:family="text" style:parent-style-name="Kappaleenoletusfontti">
      <style:text-properties style:font-name-asian="Times New Roman" style:font-name-complex="Times New Roman" fo:color="#0F4761"/>
    </style:style>
    <style:style style:name="Otsikko6Char" style:display-name="Otsikko 6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595959"/>
    </style:style>
    <style:style style:name="Otsikko7Char" style:display-name="Otsikko 7 Char" style:family="text" style:parent-style-name="Kappaleenoletusfontti">
      <style:text-properties style:font-name-asian="Times New Roman" style:font-name-complex="Times New Roman" fo:color="#595959"/>
    </style:style>
    <style:style style:name="Otsikko8Char" style:display-name="Otsikko 8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272727"/>
    </style:style>
    <style:style style:name="Otsikko9Char" style:display-name="Otsikko 9 Char" style:family="text" style:parent-style-name="Kappaleenoletusfontti">
      <style:text-properties style:font-name-asian="Times New Roman" style:font-name-complex="Times New Roman" fo:color="#272727"/>
    </style:style>
    <style:style style:name="Otsikko" style:display-name="Otsikko" style:family="paragraph" style:parent-style-name="Normaali" style:next-style-name="Normaali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OtsikkoChar" style:display-name="Otsikko Char" style:family="text" style:parent-style-name="Kappaleenoletusfontti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aotsikko" style:display-name="Alaotsikko" style:family="paragraph" style:parent-style-name="Normaali" style:next-style-name="Normaali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aotsikkoChar" style:display-name="Alaotsikko Char" style:family="text" style:parent-style-name="Kappaleenoletusfontt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Lainaus" style:display-name="Lainaus" style:family="paragraph" style:parent-style-name="Normaali" style:next-style-name="Normaali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ainausChar" style:display-name="Lainaus Char" style:family="text" style:parent-style-name="Kappaleenoletusfontti">
      <style:text-properties fo:font-style="italic" style:font-style-asian="italic" style:font-style-complex="italic" fo:color="#404040"/>
    </style:style>
    <style:style style:name="Luettelokappale" style:display-name="Luettelokappale" style:family="paragraph" style:parent-style-name="Normaali">
      <style:paragraph-properties style:contextual-spacing="true" fo:margin-left="0.5in">
        <style:tab-stops/>
      </style:paragraph-properties>
      <style:text-properties fo:hyphenate="false"/>
    </style:style>
    <style:style style:name="Voimakaskorostus" style:display-name="Voimakas korostus" style:family="text" style:parent-style-name="Kappaleenoletusfontti">
      <style:text-properties fo:font-style="italic" style:font-style-asian="italic" style:font-style-complex="italic" fo:color="#0F4761"/>
    </style:style>
    <style:style style:name="Erottuvalainaus" style:display-name="Erottuva lainaus" style:family="paragraph" style:parent-style-name="Normaali" style:next-style-name="Normaali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ErottuvalainausChar" style:display-name="Erottuva lainaus Char" style:family="text" style:parent-style-name="Kappaleenoletusfontti">
      <style:text-properties fo:font-style="italic" style:font-style-asian="italic" style:font-style-complex="italic" fo:color="#0F4761"/>
    </style:style>
    <style:style style:name="Erottuvaviittaus" style:display-name="Erottuva viittaus" style:family="text" style:parent-style-name="Kappaleenoletusfontti">
      <style:text-properties fo:font-weight="bold" style:font-weight-asian="bold" style:font-weight-complex="bold" fo:font-variant="small-caps" fo:color="#0F4761" fo:letter-spacing="0.0034in"/>
    </style:style>
    <style:style style:name="Hyperlinkki" style:display-name="Hyperlinkki" style:family="text" style:parent-style-name="Kappaleenoletusfontti">
      <style:text-properties fo:color="#467886" style:text-underline-type="single" style:text-underline-style="solid" style:text-underline-width="auto" style:text-underline-mode="continuous"/>
    </style:style>
    <style:style style:name="Sisällysluettelonotsikko" style:display-name="Sisällysluettelon otsikko" style:family="paragraph" style:parent-style-name="Otsikko1" style:next-style-name="Normaali">
      <style:paragraph-properties fo:margin-top="0.1666in" fo:margin-bottom="0in"/>
      <style:text-properties style:letter-kerning="false" fo:font-size="16pt" style:font-size-asian="16pt" style:font-size-complex="16pt" style:language-asian="fi" style:country-asian="FI" fo:hyphenate="false"/>
    </style:style>
    <style:style style:name="Sisluet1" style:display-name="Sisluet 1" style:family="paragraph" style:parent-style-name="Normaali" style:next-style-name="Normaali" style:auto-update="true">
      <style:paragraph-properties fo:margin-bottom="0.0694in"/>
      <style:text-properties fo:hyphenate="false"/>
    </style:style>
    <style:style style:name="Sisluet2" style:display-name="Sisluet 2" style:family="paragraph" style:parent-style-name="Normaali" style:next-style-name="Normaali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Eiväliä" style:display-name="Ei väliä" style:family="paragraph">
      <style:paragraph-properties fo:margin-bottom="0in" fo:line-height="100%"/>
      <style:text-properties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nttila Vilho</meta:initial-creator>
    <dc:creator>Junttila Vilho</dc:creator>
    <meta:creation-date>2026-01-13T09:06:00Z</meta:creation-date>
    <dc:date>2026-01-13T10:13:00Z</dc:date>
    <meta:template xlink:href="Normal.dotm" xlink:type="simple"/>
    <meta:editing-cycles>1</meta:editing-cycles>
    <meta:editing-duration>PT4020S</meta:editing-duration>
    <meta:document-statistic meta:page-count="4" meta:paragraph-count="12" meta:word-count="672" meta:character-count="6110" meta:row-count="45" meta:non-whitespace-character-count="5450"/>
  </office:meta>
</office:document-meta>
</file>